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Białysto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ielsko-Biała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ydgoszcz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ytom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horzów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zęstochowa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Dąbrowa Górnicza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lbląg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Gdańsk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Gdynia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Gliwice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Gorzów Wielkopolski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Katowice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Kielc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Koszalin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Kraków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Lublin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Łódź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Olsztyn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Opole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Płock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Poznań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Radom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Ruda Śląska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Rybnik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Rzeszów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Sosnowiec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Szczecin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Tarnów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Toruń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Tychy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Wałbrzych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Warszawa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Włocławek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Wrocław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Zabrze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Zielona Góra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:Sheet1.C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2">02.12.2022</text:date>, <text:time>10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9S</meta:editing-duration>
    <meta:editing-cycles>3</meta:editing-cycles>
    <meta:generator>OpenOffice/4.1.13$Win32 OpenOffice.org_project/4113m1$Build-9810</meta:generator>
    <dc:date>2022-12-02T10:28:58.65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